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5.757cm"/>
    </style:style>
    <style:style style:name="co5" style:family="table-column">
      <style:table-column-properties fo:break-before="auto" style:column-width="6.195cm"/>
    </style:style>
    <style:style style:name="co6" style:family="table-column">
      <style:table-column-properties fo:break-before="auto" style:column-width="4.8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b4c7dc" fo:border="0.06pt solid #000000"/>
    </style:style>
    <style:style style:name="ce1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wrap-option="no-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wrap-option="wrap" fo:border="0.06pt solid #000000"/>
    </style:style>
    <style:style style:name="ce25" style:family="table-cell" style:parent-style-name="Default">
      <style:table-cell-properties fo:background-color="#b4c7d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7" office:value-type="string" calcext:value-type="string">
            <text:p>Test Scenario ID</text:p>
          </table:table-cell>
          <table:table-cell table:style-name="ce17" office:value-type="string" calcext:value-type="string">
            <text:p>Test Scenario </text:p>
          </table:table-cell>
          <table:table-cell table:style-name="ce17" office:value-type="string" calcext:value-type="string">
            <text:p>Test Case ID</text:p>
          </table:table-cell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Assumptions and pre conditions</text:p>
          </table:table-cell>
          <table:table-cell table:style-name="ce17" office:value-type="string" calcext:value-type="string">
            <text:p>Expected Result</text:p>
          </table:table-cell>
          <table:table-cell table:style-name="ce17" office:value-type="string" calcext:value-type="string">
            <text:p>Actual Result</text:p>
          </table:table-cell>
          <table:table-cell table:style-name="ce17" office:value-type="string" calcext:value-type="string">
            <text:p>Status</text:p>
          </table:table-cell>
          <table:table-cell table:style-name="ce25" table:number-columns-repeated="1016"/>
        </table:table-row>
        <table:table-row table:style-name="ro2">
          <table:table-cell table:style-name="ce18" office:value-type="string" calcext:value-type="string" table:number-columns-spanned="1" table:number-rows-spanned="4">
            <text:p>TS001</text:p>
          </table:table-cell>
          <table:table-cell table:style-name="ce4" office:value-type="string" calcext:value-type="string" table:number-columns-spanned="1" table:number-rows-spanned="4">
            <text:p>Verify the login functionality of an user</text:p>
            <text:p> To perform the transactions </text:p>
          </table:table-cell>
          <table:table-cell office:value-type="string" calcext:value-type="string">
            <text:p>TC001</text:p>
          </table:table-cell>
          <table:table-cell office:value-type="string" calcext:value-type="string">
            <text:p>Verify whether System must validate</text:p>
            <text:p>The valid card and valid pin code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User should be able to login to his </text:p>
            <text:p>Account successfully</text:p>
          </table:table-cell>
          <table:table-cell table:number-columns-repeated="1018"/>
        </table:table-row>
        <table:table-row table:style-name="ro2">
          <table:covered-table-cell table:style-name="ce19"/>
          <table:covered-table-cell/>
          <table:table-cell office:value-type="string" calcext:value-type="string">
            <text:p>TC002</text:p>
          </table:table-cell>
          <table:table-cell table:style-name="ce23" office:value-type="string" calcext:value-type="string">
            <text:p><text:span text:style-name="T1">Verify whether System must validate</text:span></text:p>
            <text:p><text:span text:style-name="T1">Reading invalidcard and valid pin code</text:span>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<text:span text:style-name="T1">User should not be able to login to his </text:span></text:p>
            <text:p><text:span text:style-name="T1">Account successfully</text:span></text:p>
          </table:table-cell>
          <table:table-cell table:number-columns-repeated="1018"/>
        </table:table-row>
        <table:table-row table:style-name="ro2">
          <table:covered-table-cell table:style-name="ce19"/>
          <table:covered-table-cell/>
          <table:table-cell office:value-type="string" calcext:value-type="string">
            <text:p>TC003</text:p>
          </table:table-cell>
          <table:table-cell table:style-name="ce24" office:value-type="string" calcext:value-type="string">
            <text:p>Verify whether System must validateThe valid card and invalid pin code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<text:span text:style-name="T1">User should not be able to login to his </text:span></text:p>
            <text:p><text:span text:style-name="T1">Account </text:span></text:p>
          </table:table-cell>
          <table:table-cell table:number-columns-repeated="1018"/>
        </table:table-row>
        <table:table-row table:style-name="ro3">
          <table:covered-table-cell table:style-name="ce19"/>
          <table:covered-table-cell/>
          <table:table-cell office:value-type="string" calcext:value-type="string">
            <text:p>TC004</text:p>
          </table:table-cell>
          <table:table-cell table:style-name="ce24" office:value-type="string" calcext:value-type="string">
            <text:p>Verify whether Customer enters wrong Pin code Three times then the system locks the card.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User should not be able to login to </text:p>
            <text:p>his  Account  and the </text:p>
            <text:p>sytem should locks the car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2">
            <text:p>TS002</text:p>
          </table:table-cell>
          <table:table-cell table:style-name="ce4" office:value-type="string" calcext:value-type="string" table:number-columns-spanned="1" table:number-rows-spanned="2">
            <text:p/>
            <text:p><text:span text:style-name="T1">Verify the user want to check his balance</text:span></text:p>
            <text:p><text:span text:style-name="T1">To perform  transactions.</text:span></text:p>
          </table:table-cell>
          <table:table-cell office:value-type="string" calcext:value-type="string">
            <text:p>TC005</text:p>
          </table:table-cell>
          <table:table-cell office:value-type="string" calcext:value-type="string">
            <text:p>Verify whether Customer needs to be logged </text:p>
            <text:p>in before checking balance</text:p>
          </table:table-cell>
          <table:table-cell table:style-name="ce24" office:value-type="string" calcext:value-type="string">
            <text:p>User should be a customer and login to the account</text:p>
          </table:table-cell>
          <table:table-cell office:value-type="string" calcext:value-type="string">
            <text:p><text:span text:style-name="T1">User should be able to logged </text:span></text:p>
            <text:p><text:span text:style-name="T1">in before checking balance</text:span>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TC006</text:p>
          </table:table-cell>
          <table:table-cell office:value-type="string" calcext:value-type="string">
            <text:p>Verify whether customer see the balances </text:p>
            <text:p>is displayed.</text:p>
          </table:table-cell>
          <table:table-cell office:value-type="string" calcext:value-type="string">
            <text:p>User should be a customer</text:p>
            <text:p>and login to the account</text:p>
          </table:table-cell>
          <table:table-cell office:value-type="string" calcext:value-type="string">
            <text:p>User should able to see the balance</text:p>
            <text:p> Is displayed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1" table:number-rows-spanned="4">
            <text:p>TS003</text:p>
          </table:table-cell>
          <table:table-cell table:style-name="ce22" office:value-type="string" calcext:value-type="string" table:number-columns-spanned="1" table:number-rows-spanned="4">
            <text:p>Verify the user want to deposit the cash Through ATM and perform transactions later</text:p>
          </table:table-cell>
          <table:table-cell office:value-type="string" calcext:value-type="string">
            <text:p>TC007</text:p>
          </table:table-cell>
          <table:table-cell office:value-type="string" calcext:value-type="string">
            <text:p>Verify whether Customer is able  to be logged in </text:p>
            <text:p>before depositing cash. 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User should able to logged in before </text:p>
            <text:p>depositing cash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TC008</text:p>
          </table:table-cell>
          <table:table-cell table:style-name="ce24" office:value-type="string" calcext:value-type="string">
            <text:p>Verify whether the System should verify the amount of cash deposited. By checking with the user details.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<text:span text:style-name="T1">User sholud able to verify the</text:span></text:p>
            <text:p><text:span text:style-name="T1"> amount of cash deposited by checking </text:span></text:p>
            <text:p><text:span text:style-name="T1">with the user</text:span>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TC009</text:p>
          </table:table-cell>
          <table:table-cell office:value-type="string" calcext:value-type="string">
            <text:p><text:span text:style-name="T1">Verify whether the user able to doesn’t agree then the </text:span></text:p>
            <text:p><text:span text:style-name="T1">system ejects back the cash.</text:span>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<text:span text:style-name="T1">User sholud able to doesn’t agree then </text:span></text:p>
            <text:p><text:span text:style-name="T1">the system ejects back the cash.</text:span>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TC010</text:p>
          </table:table-cell>
          <table:table-cell office:value-type="string" calcext:value-type="string">
            <text:p>Verify whether the user clicks ok with the account </text:p>
            <text:p>balance is updated and displayed correct.</text:p>
          </table:table-cell>
          <table:table-cell office:value-type="string" calcext:value-type="string">
            <text:p>User should be a customer</text:p>
          </table:table-cell>
          <table:table-cell office:value-type="string" calcext:value-type="string">
            <text:p>User should able to see the </text:p>
            <text:p>updated account balance.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/00/0000</text:date>, <text:time style:data-style-name="N2" text:time-value="13:38:11.839500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5:07:23.861866950</meta:creation-date>
    <dc:date>2022-09-03T13:40:40.575135992</dc:date>
    <meta:editing-duration>PT5H14M4S</meta:editing-duration>
    <meta:editing-cycles>32</meta:editing-cycles>
    <meta:generator>LibreOffice/6.4.7.2$Linux_X86_64 LibreOffice_project/40$Build-2</meta:generator>
    <meta:document-statistic meta:table-count="1" meta:cell-count="54" meta:object-count="0"/>
  </office:meta>
</office:document-meta>
</file>